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013" table:default-cell-style-name="ce1"/>
        <table:table-row table:style-name="ro1">
          <table:table-cell/>
          <table:table-cell table:style-name="ce3" office:value-type="string" table:number-columns-spanned="2" table:number-rows-spanned="1">
            <text:p>Bubble</text:p>
          </table:table-cell>
          <table:covered-table-cell table:style-name="ce4"/>
          <table:table-cell table:style-name="ce3" office:value-type="string" table:number-columns-spanned="2" table:number-rows-spanned="1">
            <text:p>Insertion</text:p>
          </table:table-cell>
          <table:covered-table-cell table:style-name="ce4"/>
          <table:table-cell table:style-name="ce3" office:value-type="string" table:number-columns-spanned="2" table:number-rows-spanned="1">
            <text:p>Merge</text:p>
          </table:table-cell>
          <table:covered-table-cell table:style-name="ce4"/>
          <table:table-cell table:style-name="ce3" office:value-type="string" table:number-columns-spanned="2" table:number-rows-spanned="1">
            <text:p>Quick</text:p>
          </table:table-cell>
          <table:covered-table-cell table:style-name="ce4"/>
          <table:table-cell table:style-name="ce3" office:value-type="string" table:number-columns-spanned="2" table:number-rows-spanned="1">
            <text:p>Heap</text:p>
          </table:table-cell>
          <table:covered-table-cell table:style-name="ce4"/>
          <table:table-cell table:number-columns-repeated="1013"/>
        </table:table-row>
        <table:table-row table:style-name="ro1">
          <table:table-cell/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6">
            <text:p>26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48">
            <text:p>48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69">
            <text:p>169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6">
            <text:p>26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50">
            <text:p>5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48">
            <text:p>148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7">
            <text:p>27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48">
            <text:p>48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6">
            <text:p>26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49">
            <text:p>49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6">
            <text:p>26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49">
            <text:p>49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48">
            <text:p>148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6">
            <text:p>26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51">
            <text:p>51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6">
            <text:p>26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49">
            <text:p>49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48">
            <text:p>148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5">
            <text:p>25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51">
            <text:p>51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8">
            <text:p>28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48">
            <text:p>48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6">
            <text:p>26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49">
            <text:p>49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7">
            <text:p>27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2">
            <text:p>22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6">
            <text:p>26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number-columns-repeated="2" table:style-name="ce6" office:value-type="float" office:value="17">
            <text:p>17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6">
            <text:p>26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4">
            <text:p>64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5">
            <text:p>25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7">
            <text:p>27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0">
            <text:p>20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6">
            <text:p>26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2">
            <text:p>22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5">
            <text:p>25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43">
            <text:p>43</text:p>
          </table:table-cell>
          <table:table-cell table:number-columns-repeated="2"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19">
            <text:p>19</text:p>
          </table:table-cell>
          <table:table-cell table:number-columns-repeated="2"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number-columns-repeated="2"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number-columns-repeated="2" table:style-name="ce6" office:value-type="float" office:value="20">
            <text:p>2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2">
            <text:p>12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2">
            <text:p>22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2">
            <text:p>2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2">
            <text:p>12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2">
            <text:p>2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3">
            <text:p>63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6">
            <text:p>26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2">
            <text:p>2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2">
            <text:p>12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0">
            <text:p>10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3">
            <text:p>2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2">
            <text:p>12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2">
            <text:p>22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0">
            <text:p>10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8">
            <text:p>18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6">
            <text:p>26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2">
            <text:p>12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2">
            <text:p>2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67">
            <text:p>67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0">
            <text:p>10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2">
            <text:p>2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5">
            <text:p>25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3">
            <text:p>2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number-columns-repeated="2" table:style-name="ce6" office:value-type="float" office:value="10">
            <text:p>10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0">
            <text:p>20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8">
            <text:p>18</text:p>
          </table:table-cell>
          <table:table-cell table:number-columns-repeated="2"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0">
            <text:p>20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4">
            <text:p>64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number-columns-repeated="2"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2">
            <text:p>22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5">
            <text:p>65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9">
            <text:p>19</text:p>
          </table:table-cell>
          <table:table-cell table:number-columns-repeated="2"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0">
            <text:p>20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45">
            <text:p>45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8">
            <text:p>18</text:p>
          </table:table-cell>
          <table:table-cell table:number-columns-repeated="2" table:style-name="ce6" office:value-type="float" office:value="10">
            <text:p>10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2">
            <text:p>2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2">
            <text:p>22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5">
            <text:p>65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2">
            <text:p>22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1">
            <text:p>21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6" office:value-type="float" office:value="20">
            <text:p>20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8">
            <text:p>18</text:p>
          </table:table-cell>
          <table:table-cell table:number-columns-repeated="2" table:style-name="ce6" office:value-type="float" office:value="11">
            <text:p>11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7" office:value-type="float" office:value="22">
            <text:p>22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2">
            <text:p>1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Médias (μs)</text:p>
          </table:table-cell>
          <table:table-cell table:style-name="ce7" table:formula="of:=AVERAGE([.B3:.B102])" office:value-type="float" office:value="25.05">
            <text:p>25,05</text:p>
          </table:table-cell>
          <table:table-cell table:style-name="ce7" table:formula="of:=AVERAGE([.C3:.C102])" office:value-type="float" office:value="49.09">
            <text:p>49,09</text:p>
          </table:table-cell>
          <table:table-cell table:style-name="ce7" table:formula="of:=AVERAGE([.D3:.D102])" office:value-type="float" office:value="1.49">
            <text:p>1,49</text:p>
          </table:table-cell>
          <table:table-cell table:style-name="ce7" table:formula="of:=AVERAGE([.E3:.E102])" office:value-type="float" office:value="71.02">
            <text:p>71,02</text:p>
          </table:table-cell>
          <table:table-cell table:style-name="ce7" table:formula="of:=AVERAGE([.F3:.F102])" office:value-type="float" office:value="17.69">
            <text:p>17,69</text:p>
          </table:table-cell>
          <table:table-cell table:style-name="ce7" table:formula="of:=AVERAGE([.G3:.G102])" office:value-type="float" office:value="18.42">
            <text:p>18,42</text:p>
          </table:table-cell>
          <table:table-cell table:style-name="ce7" table:formula="of:=AVERAGE([.H3:.H102])" office:value-type="float" office:value="10.9">
            <text:p>10,9</text:p>
          </table:table-cell>
          <table:table-cell table:style-name="ce7" table:formula="of:=AVERAGE([.I3:.I102])" office:value-type="float" office:value="23.47">
            <text:p>23,47</text:p>
          </table:table-cell>
          <table:table-cell table:style-name="ce7" table:formula="of:=AVERAGE([.J3:.J102])" office:value-type="float" office:value="11.91">
            <text:p>11,91</text:p>
          </table:table-cell>
          <table:table-cell table:style-name="ce7" table:formula="of:=AVERAGE([.K3:.K102])" office:value-type="float" office:value="13.63">
            <text:p>13,63</text:p>
          </table:table-cell>
          <table:table-cell table:number-columns-repeated="101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</meta:initial-creator>
    <meta:creation-date>2013-10-02T16:09:32</meta:creation-date>
    <dc:date>2013-10-02T17:21:38</dc:date>
    <dc:creator>douglas </dc:creator>
    <meta:editing-duration>PT14M8S</meta:editing-duration>
    <meta:editing-cycles>3</meta:editing-cycles>
    <meta:generator>LibreOffice/3.5$Linux_x86 LibreOffice_project/350m1$Build-2</meta:generator>
    <meta:document-statistic meta:table-count="1" meta:cell-count="1026" meta:object-count="0"/>
  </office:meta>
</office:document-meta>
</file>